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0cd08" officeooo:paragraph-rsid="0000cd08"/>
    </style:style>
    <style:style style:name="P2" style:family="paragraph" style:parent-style-name="Text_20_body">
      <style:text-properties fo:font-weight="bold" officeooo:rsid="0000cd08" officeooo:paragraph-rsid="0000cd08" style:font-weight-asian="bold" style:font-weight-complex="bold"/>
    </style:style>
    <style:style style:name="P3" style:family="paragraph" style:parent-style-name="Text_20_body">
      <style:text-properties officeooo:rsid="00052779" officeooo:paragraph-rsid="00052779"/>
    </style:style>
    <style:style style:name="P4" style:family="paragraph" style:parent-style-name="Preformatted_20_Text">
      <style:paragraph-properties fo:margin-top="0cm" fo:margin-bottom="0.499cm" loext:contextual-spacing="false"/>
    </style:style>
    <style:style style:name="P5" style:family="paragraph" style:parent-style-name="Standard">
      <style:paragraph-properties style:line-height-at-least="0.503cm"/>
      <style:text-properties fo:color="#d4d4d4" style:font-name="Droid Sans Mono" fo:font-size="10.5pt" fo:font-weight="normal" fo:background-color="#1e1e1e"/>
    </style:style>
    <style:style style:name="P6" style:family="paragraph" style:parent-style-name="Standard">
      <style:text-properties officeooo:rsid="0008bf0e" officeooo:paragraph-rsid="0008bf0e"/>
    </style:style>
    <style:style style:name="P7" style:family="paragraph" style:parent-style-name="Text_20_body">
      <style:text-properties officeooo:rsid="00052779" officeooo:paragraph-rsid="00052779"/>
    </style:style>
    <style:style style:name="P8" style:family="paragraph" style:parent-style-name="Text_20_body">
      <style:text-properties fo:font-weight="bold" officeooo:rsid="00052779" officeooo:paragraph-rsid="00052779" style:font-weight-asian="bold" style:font-weight-complex="bold"/>
    </style:style>
    <style:style style:name="P9" style:family="paragraph" style:parent-style-name="Text_20_body">
      <style:text-properties fo:font-weight="bold" officeooo:rsid="0007db7f" officeooo:paragraph-rsid="0007db7f" style:font-weight-asian="bold" style:font-weight-complex="bold"/>
    </style:style>
    <style:style style:name="P10" style:family="paragraph" style:parent-style-name="Text_20_body" style:list-style-name="L1"/>
    <style:style style:name="P11" style:family="paragraph" style:parent-style-name="Text_20_body">
      <style:text-properties fo:font-weight="normal" officeooo:rsid="0007db7f" officeooo:paragraph-rsid="0007db7f" style:font-weight-asian="normal" style:font-weight-complex="normal"/>
    </style:style>
    <style:style style:name="T1" style:family="text">
      <style:text-properties officeooo:rsid="00073a09"/>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RRAY DECLARATION AND INITIALIZATION</text:p>
      <text:p text:style-name="P1">In C programming language, we can declare and initialize an array in the following way:</text:p>
      <text:p text:style-name="P1"/>
      <text:p text:style-name="P2">datatype array_name[array_size];</text:p>
      <text:p text:style-name="P1"/>
      <text:p text:style-name="P1">Here, datatype refers to the data type of the elements in the array, such as int, float, char, etc. array_name is the name of the array and array_size is the number of elements in the array.</text:p>
      <text:p text:style-name="P1"/>
      <text:p text:style-name="P1">For example, to declare an integer array with 5 elements, we can use the following code:</text:p>
      <text:p text:style-name="P1"/>
      <text:p text:style-name="P1">int my_array[5];</text:p>
      <text:p text:style-name="P1"/>
      <text:p text:style-name="P1">This declares an integer array named my_array with 5 elements. However, the values of the elements are not initialized yet.</text:p>
      <text:p text:style-name="P1"/>
      <text:p text:style-name="P1">To initialize an array during declaration, we can use the following syntax:</text:p>
      <text:p text:style-name="P1"/>
      <text:p text:style-name="P1">datatype array_name[array_size] = {value1, value2, ..., valueN};</text:p>
      <text:p text:style-name="P1"/>
      <text:p text:style-name="P1">Here, value1, value2, ..., valueN are the initial values for the elements of the array.</text:p>
      <text:p text:style-name="P1"/>
      <text:p text:style-name="P1">For example, to declare and initialize an integer array with the values 1, 2, 3, 4, and 5, we can use the following code</text:p>
      <text:p text:style-name="P1"/>
      <text:p text:style-name="P1">int my_array[5] = {1, 2, 3, 4, 5};</text:p>
      <text:p text:style-name="P1"/>
      <text:p text:style-name="P1">sample program:</text:p>
      <text:p text:style-name="P1">#include&lt;stdio.h&gt;</text:p>
      <text:p text:style-name="P1">int main()</text:p>
      <text:p text:style-name="P1">{</text:p>
      <text:p text:style-name="P1">int arr[5]={1,2,3,4,5};</text:p>
      <text:p text:style-name="P1">for(int i=0; i&lt;=5; i++)</text:p>
      <text:p text:style-name="P1">{</text:p>
      <text:p text:style-name="P1"><text:soft-page-break/>printf(“%d\n”,arr[i]);</text:p>
      <text:p text:style-name="P1">}</text:p>
      <text:p text:style-name="P1">return 0;</text:p>
      <text:p text:style-name="P1">}</text:p>
      <text:p text:style-name="P1"/>
      <text:p text:style-name="P8">ARRAY ELEMENTS <text:span text:style-name="T1">ACCESSING </text:span><text:s/>IN MEMORY:</text:p>
      <text:p text:style-name="P3">In computer memory, arrays are typically stored as contiguous blocks of memory, with each element of the array occupying a fixed amount of memory. The position of each element within the block is determined by its index, with the first element typically located at the beginning of the block.</text:p>
      <text:p text:style-name="Text_20_body">To access an element of an array in memory, the program needs to know the starting address of the array and the size of each element. The memory address of the ith element can be calculated using the formula:</text:p>
      <text:p text:style-name="P4"><text:span text:style-name="Source_20_Text">address of a[i] = address of a[0] + i * size of each element</text:span></text:p>
      <text:p text:style-name="Text_20_body">For example, suppose we have an integer array <text:span text:style-name="Source_20_Text">a</text:span> of size 5, and we want to access the third element <text:span text:style-name="Source_20_Text">a[2]</text:span>. If the starting address of the array is <text:span text:style-name="Source_20_Text">0x1000</text:span> and the size of each integer element is 4 bytes, the memory address of <text:span text:style-name="Source_20_Text">a[2]</text:span> can be calculated as follows:</text:p>
      <text:p text:style-name="Preformatted_20_Text"><text:span text:style-name="Source_20_Text">address of a[2] = address of a[0] + 2 * 4</text:span></text:p>
      <text:p text:style-name="Preformatted_20_Text"><text:span text:style-name="Source_20_Text"><text:s text:c="16"/>= 0x1000 + 8</text:span></text:p>
      <text:p text:style-name="P4"><text:span text:style-name="Source_20_Text"><text:s text:c="16"/>= 0x1008</text:span></text:p>
      <text:p text:style-name="Text_20_body">Once the memory address of the element is determined, the program can use this address to read or modify the value of the element in memory. However, it is important to ensure that the index used to access the element is within the valid range of indices for the array, to avoid accessing memory outside the allocated block or overwriting memory in the heap, which can lead to security vulnerabilities or crashes.</text:p>
      <text:p text:style-name="P3"/>
      <text:p text:style-name="P9">BOUNDS CHECKING:</text:p>
      <text:p text:style-name="P11">Bounds checking in arrays refers to the process of ensuring that an index used to access an element of an array is within the valid range of indices for that array. This is important to prevent errors such as accessing an element outside the allocated memory or overwriting memory in the heap, which can lead to security vulnerabilities or crashes.</text:p>
      <text:p text:style-name="Text_20_body">There are several ways to perform bounds checking in arrays, depending on the programming language and the specific requirements of the program. Some common methods include:</text:p>
      <text:list xml:id="list3432332927" text:style-name="L1">
        <text:list-item>
          <text:p text:style-name="P10">If statements: This involves using if statements to check if the index is within the valid range before accessing the element of the array. For example, in C, you can check if the index is greater than or equal to 0 and less than the size of the array.</text:p>
        </text:list-item>
        <text:list-item>
          <text:p text:style-name="P10"><text:soft-page-break/>Try-catch blocks: Some programming languages, such as Java and Python, have built-in support for try-catch blocks, which can be used to catch out-of-bounds exceptions when accessing array elements.</text:p>
        </text:list-item>
        <text:list-item>
          <text:p text:style-name="P10">Library functions: Some programming languages provide library functions for performing bounds checking. For example, the memcpy_s function in C can be used to copy data from one memory location to another while performing bounds checking.</text:p>
        </text:list-item>
        <text:list-item>
          <text:p text:style-name="P10">Debugging tools: Debugging tools such as Valgrind and AddressSanitizer can be used to detect out-of-bounds errors and memory leaks in programs that use arrays.</text:p>
        </text:list-item>
      </text:list>
      <text:p text:style-name="Text_20_body">It is important to perform bounds checking in arrays to ensure the program runs correctly and to prevent security vulnerabilities or crashes. By validating array indices before accessing the elements, the program can detect and handle errors that may occur due to incorrect usage of arrays.</text:p>
      <text:p text:style-name="P11">Sample Program:</text:p>
      <text:p text:style-name="P6">#include&lt;stdio.h&gt;</text:p>
      <text:p text:style-name="P6">int main()</text:p>
      <text:p text:style-name="P6">{</text:p>
      <text:p text:style-name="P6">int myarr[3]={10,20,30};</text:p>
      <text:p text:style-name="P6">int myindex;</text:p>
      <text:p text:style-name="P6">printf(“enter the index:\n”);</text:p>
      <text:p text:style-name="P6">scanf(“%d”,&amp;myindex);</text:p>
      <text:p text:style-name="P6">if(myindex&gt;=0 &amp;&amp; myindex&lt;3)</text:p>
      <text:p text:style-name="P6">{</text:p>
      <text:p text:style-name="P6">printf(“the value of index %d is %d\n”, index, myarr[index]);</text:p>
      <text:p text:style-name="P6">}</text:p>
      <text:p text:style-name="P6">else</text:p>
      <text:p text:style-name="P6">{</text:p>
      <text:p text:style-name="P6">printf(“error\n”);</text:p>
      <text:p text:style-name="P6">}</text:p>
      <text:p text:style-name="P6">return 0;</text:p>
      <text:p text:style-name="P6">}</text:p>
      <text:p text:style-name="P6"/>
      <text:p text:style-name="P5"/>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8T12:35:57.809995779</meta:creation-date>
    <dc:date>2023-03-29T17:24:34.393367441</dc:date>
    <meta:editing-duration>PT2H39M51S</meta:editing-duration>
    <meta:editing-cycles>4</meta:editing-cycles>
    <meta:generator>LibreOffice/6.4.7.2$Linux_X86_64 LibreOffice_project/40$Build-2</meta:generator>
    <meta:document-statistic meta:table-count="0" meta:image-count="0" meta:object-count="0" meta:page-count="3" meta:paragraph-count="58" meta:word-count="734" meta:character-count="4368" meta:non-whitespace-character-count="3663"/>
  </office:meta>
</office:document-meta>
</file>